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frastructure normally is defined as anything that supports the flow and processing of information in an organization. The infrastructure needed to support a release package normally includes: </text:p>
      <text:list xml:id="list3459935586" text:style-name="L1">
        <text:list-item>
          <text:p text:style-name="P2">Software, including: </text:p>
          <text:list>
            <text:list-item>
              <text:p text:style-name="P2">Operating systems and applications for servers and clients </text:p>
            </text:list-item>
            <text:list-item>
              <text:p text:style-name="P2">Desktop applications </text:p>
            </text:list-item>
            <text:list-item>
              <text:p text:style-name="P2">Middleware </text:p>
            </text:list-item>
            <text:list-item>
              <text:p text:style-name="P2">Protocols </text:p>
            </text:list-item>
          </text:list>
        </text:list-item>
        <text:list-item>
          <text:p text:style-name="P2">Hardware </text:p>
        </text:list-item>
        <text:list-item>
          <text:p text:style-name="P2">Networks, including: </text:p>
          <text:list>
            <text:list-item>
              <text:p text:style-name="P2">Routers </text:p>
            </text:list-item>
            <text:list-item>
              <text:p text:style-name="P2">Aggregators </text:p>
            </text:list-item>
            <text:list-item>
              <text:p text:style-name="P2">Repeaters </text:p>
            </text:list-item>
            <text:list-item>
              <text:p text:style-name="P2">Other transmission media devices that control movement of data and signals </text:p>
            </text:list-item>
          </text:list>
        </text:list-item>
        <text:list-item>
          <text:p text:style-name="P1">Faciliti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28:26.770565615</meta:creation-date>
    <dc:date>2018-11-15T11:28:46.519301315</dc:date>
    <meta:editing-duration>PT19S</meta:editing-duration>
    <meta:editing-cycles>1</meta:editing-cycles>
    <meta:document-statistic meta:table-count="0" meta:image-count="0" meta:object-count="0" meta:page-count="1" meta:paragraph-count="13" meta:word-count="71" meta:character-count="474" meta:non-whitespace-character-count="415"/>
    <meta:generator>LibreOffice/6.1.2.1$Linux_X86_64 LibreOffice_project/10$Build-1</meta:generator>
  </office:meta>
</office:document-meta>
</file>